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Heading_20_3">
      <style:paragraph-properties fo:text-align="justify" style:justify-single-word="false"/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3" style:family="paragraph" style:parent-style-name="Heading_20_3">
      <style:paragraph-properties fo:margin-left="0cm" fo:margin-right="0cm" fo:text-align="justify" style:justify-single-word="false" fo:text-indent="0cm" style:auto-text-indent="false" fo:padding="0cm" fo:border="none"/>
      <style:text-properties style:font-name="Liberation Mono" fo:font-size="14pt" style:font-size-asian="14pt" style:font-size-complex="14pt"/>
    </style:style>
    <style:style style:name="P4" style:family="paragraph" style:parent-style-name="Heading_20_3">
      <style:paragraph-properties fo:margin-left="0cm" fo:margin-right="0cm" fo:text-align="justify" style:justify-single-word="false" fo:text-indent="0cm" style:auto-text-indent="false" fo:padding="0cm" fo:border="none"/>
      <style:text-properties style:font-name="Liberation Mono" fo:font-size="14pt" officeooo:paragraph-rsid="0012a4a6" style:font-size-asian="14pt" style:font-size-complex="14pt"/>
    </style:style>
    <style:style style:name="P5" style:family="paragraph" style:parent-style-name="Heading_20_3" style:list-style-name="L1">
      <style:paragraph-properties fo:text-align="justify" style:justify-single-word="false" fo:padding="0cm" fo:border="none"/>
      <style:text-properties officeooo:paragraph-rsid="0012a4a6"/>
    </style:style>
    <style:style style:name="P6" style:family="paragraph" style:parent-style-name="Heading_20_3" style:list-style-name="L2">
      <style:paragraph-properties fo:text-align="justify" style:justify-single-word="false" fo:padding="0cm" fo:border="none"/>
    </style:style>
    <style:style style:name="P7" style:family="paragraph" style:parent-style-name="Heading_20_3" style:list-style-name="L3">
      <style:paragraph-properties fo:text-align="justify" style:justify-single-word="false" fo:padding="0cm" fo:border="none"/>
    </style:style>
    <style:style style:name="P8" style:family="paragraph" style:parent-style-name="Heading_20_3" style:list-style-name="L4">
      <style:paragraph-properties fo:text-align="justify" style:justify-single-word="false" fo:padding="0cm" fo:border="none"/>
    </style:style>
    <style:style style:name="P9" style:family="paragraph" style:parent-style-name="Standard">
      <style:paragraph-properties fo:text-align="center" style:justify-single-word="false"/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  <style:text-properties style:font-name="Liberation Mono" fo:font-size="14pt" style:font-size-asian="14pt" style:font-size-complex="14pt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  <style:text-properties style:font-name="Liberation Mono" fo:font-size="14pt" officeooo:paragraph-rsid="0012a4a6" style:font-size-asian="14pt" style:font-size-complex="14pt"/>
    </style:style>
    <style:style style:name="P14" style:family="paragraph" style:parent-style-name="Text_20_body">
      <style:paragraph-properties fo:text-align="justify" style:justify-single-word="false"/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T1" style:family="text">
      <style:text-properties loext:padding="0cm" loext:border="none"/>
    </style:style>
    <style:style style:name="T2" style:family="text">
      <style:text-properties loext:padding-left="0cm" loext:padding-right="0cm" loext:padding-top="0cm" loext:padding-bottom="0.049cm" loext:border-left="none" loext:border-right="none" loext:border-top="none" loext:border-bottom="0.51pt solid #000000"/>
    </style:style>
    <style:style style:name="T3" style:family="text">
      <style:text-properties style:font-name="Liberation Mono"/>
    </style:style>
    <style:style style:name="T4" style:family="text">
      <style:text-properties style:font-name="Liberation Mono" loext:padding="0cm" loext:border="none"/>
    </style:style>
    <style:style style:name="T5" style:family="text">
      <style:text-properties style:font-name="Liberation Mono" loext:padding-left="0cm" loext:padding-right="0cm" loext:padding-top="0cm" loext:padding-bottom="0.049cm" loext:border-left="none" loext:border-right="none" loext:border-top="none" loext:border-bottom="0.51pt solid #000000"/>
    </style:style>
    <style:style style:name="T6" style:family="text">
      <style:text-properties style:font-name="Liberation Mono" fo:font-size="14pt" style:font-size-asian="14pt" style:font-size-complex="14pt"/>
    </style:style>
    <style:style style:name="T7" style:family="text">
      <style:text-properties style:font-name="Liberation Mono" fo:font-size="14pt" style:font-size-asian="14pt" style:font-size-complex="14pt" loext:padding="0cm" loext:border="none"/>
    </style:style>
    <style:style style:name="T8" style:family="text">
      <style:text-properties style:font-name="Liberation Mono" fo:font-size="14pt" style:font-size-asian="14pt" style:font-size-complex="14pt" loext:padding-left="0cm" loext:padding-right="0cm" loext:padding-top="0cm" loext:padding-bottom="0.049cm" loext:border-left="none" loext:border-right="none" loext:border-top="none" loext:border-bottom="0.51pt solid #00000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1-01 | 📘 Aula - React: Introdução</text:h>
      <text:p text:style-name="P9"/>
      <text:h text:style-name="P2" text:outline-level="3"><text:bookmark text:name="introdução"/>Introdução</text:h>
      <text:p text:style-name="P14"/>
      <text:p text:style-name="P12">Seja muito bem-vindo(a/e) a está primeira aula do módulo M3, dedicaremos esse conteúdo a inicial para apresentar um pouco sobre React, ferramenta que vamos aprender no decorrer das sprints.</text:p>
      <text:h text:style-name="P3" text:outline-level="3"><text:bookmark text:name="o-react"/>- O React</text:h>
      <text:p text:style-name="P12"/>
      <text:p text:style-name="P11"><text:span text:style-name="T6">React é uma </text:span><text:span text:style-name="Strong_20_Emphasis"><text:span text:style-name="T7">biblioteca</text:span></text:span><text:span text:style-name="T6"> de JavaScript usada no </text:span><text:a xlink:type="simple" xlink:href="https://kenzie.com.br/blog/desenvolvimento-web/" office:target-frame-name="_blank" xlink:show="new" text:style-name="Internet_20_link" text:visited-style-name="Visited_20_Internet_20_Link"><text:span text:style-name="T8">desenvolvimento web</text:span></text:a><text:span text:style-name="T6"> para a criação de interface e elementos interativos em websites.</text:span></text:p>
      <text:h text:style-name="P4" text:outline-level="3"><text:bookmark text:name="mas-o-que-é-uma-biblioteca-javascript?"/>- Mas o que é uma biblioteca JavaScript?</text:h>
      <text:p text:style-name="P13"/>
      <text:p text:style-name="P12">A este ponto você obviamente já sabe o que é JavaScript e que ele desempenha um papel essencial em aplicações da web. Porém, já deve ter notado que em alguns casos em que você precisa que o JavaScript desempenhe determinadas funções repetitivas, coisas como arquitetar formulários com validações, funções para auto-completar barra de pesquisa, animações, etc. Reescrever o código dessas features manualmente toda vez que for utilizá-los é como reinventar a roda de novo e de novo. É então que as bibliotecas de JavaScript entram e podemos imaginá-las como uma ferramenta que facilita a parte "bruta" do trabalho.</text:p>
      <text:p text:style-name="P11"><text:span text:style-name="T6">Então, resumidamente, bibliotecas de JavaScript são </text:span><text:span text:style-name="Strong_20_Emphasis"><text:span text:style-name="T7">coleções de códigos pré-escritos</text:span></text:span><text:span text:style-name="T6"> que podem ser reaproveitados em diversas situações para efetuar tarefas costumeiras e assim, poupando o precioso tempo do desenvolvedor.</text:span></text:p>
      <text:h text:style-name="P3" text:outline-level="3"><text:bookmark text:name="qual-a-finalidade-da-biblioteca-do-react?"/><text:soft-page-break/>- Qual a finalidade da biblioteca do React?</text:h>
      <text:p text:style-name="P12"/>
      <text:p text:style-name="P12">A biblioteca do React é arquitetada para auxiliar os desenvolvedores na criação de interface de usuários (UI's) responsivas e com alto-desempenho.</text:p>
      <text:h text:style-name="P3" text:outline-level="3"><text:bookmark text:name="características-do-react"/>- Características do React</text:h>
      <text:p text:style-name="P12"/>
      <text:p text:style-name="P12">O React tem 3 características principais: É Declarativo, Baseado em Componente e Flexível.</text:p>
      <text:list text:style-name="L4">
        <text:list-item>
          <text:list>
            <text:list-item>
              <text:list>
                <text:list-item>
                  <text:h text:style-name="P8" text:outline-level="3"><text:bookmark text:name="declarativo"/><text:span text:style-name="T6">Declarativo</text:span></text:h>
                </text:list-item>
              </text:list>
            </text:list-item>
          </text:list>
        </text:list-item>
      </text:list>
      <text:p text:style-name="P12"/>
      <text:p text:style-name="P11"><text:span text:style-name="T6">O React torna a criação de UIs menos trabalhosa. Faça designs de visualização simples para cada estado da aplicação, e o React irá atualizar e renderizar com eficiência </text:span><text:span text:style-name="Strong_20_Emphasis"><text:span text:style-name="T7">apenas os componentes corretos</text:span></text:span><text:span text:style-name="T6"> quando seus dados mudarem.</text:span></text:p>
      <text:p text:style-name="P12">Visualizações declarativas tornam seu código mais previsível e mais fácil de depurar.</text:p>
      <text:list text:style-name="L3">
        <text:list-item>
          <text:list>
            <text:list-item>
              <text:list>
                <text:list-item>
                  <text:h text:style-name="P7" text:outline-level="3"><text:bookmark text:name="baseado-em-componentes"/><text:span text:style-name="T6">Baseado em Componentes</text:span></text:h>
                </text:list-item>
              </text:list>
            </text:list-item>
          </text:list>
        </text:list-item>
      </text:list>
      <text:p text:style-name="P12"/>
      <text:p text:style-name="P12">Componentes são elementos que podem ser encapsulados e reutilizados na criação de uma UI. Da perspectiva da programação, eles são como funções que permitem a divisão do código em blocos isolados.</text:p>
      <text:p text:style-name="P12">Vamos nos aprofundar sobre os componentes nas próximas aulas.</text:p>
      <text:list text:style-name="L2">
        <text:list-item>
          <text:list>
            <text:list-item>
              <text:list>
                <text:list-item>
                  <text:h text:style-name="P6" text:outline-level="3"><text:bookmark text:name="flexibilidade"/><text:span text:style-name="T6">Flexibilidade</text:span></text:h>
                </text:list-item>
              </text:list>
            </text:list-item>
          </text:list>
        </text:list-item>
      </text:list>
      <text:p text:style-name="P12"/>
      <text:p text:style-name="P13">React permanece desacoplado das outras partes do seu sistema. Isso significa que você pode desenvolver novos recursos no React sem precisar reescrever um código existente.</text:p>
      <text:list text:style-name="L1">
        <text:list-item>
          <text:list>
            <text:list-item>
              <text:list>
                <text:list-header>
                  <text:h text:style-name="P5" text:outline-level="3"><text:bookmark text:name="porta-de-entrada-para-outras-bibliotecas-e-frameworks"/><text:soft-page-break/><text:span text:style-name="T6">- Porta de entrada para outras bibliotecas e frameworks</text:span></text:h>
                </text:list-header>
              </text:list>
            </text:list-item>
          </text:list>
        </text:list-item>
      </text:list>
      <text:p text:style-name="P12"/>
      <text:p text:style-name="P12">O React vai além de ser uma excelente ferramenta por si só, pois também serve como uma base fundamental para estudantes de desenvolvimento front-end.</text:p>
      <text:p text:style-name="P12">Ao dominar os conceitos e práticas do React, você estará preparado para explorar e dominar frameworks avançados, como NextJS e Remix, e também para se aventurar no mundo do desenvolvimento nativo utilizando o React Native. Nesta jornada de aprendizado, você descobrirá como o React pode ser a porta de entrada para um vasto ecossistema de tecnologias modernas de desenvolvimento web e mobile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0:13:24.215946267</meta:creation-date>
    <dc:date>2024-03-06T10:17:19.242354705</dc:date>
    <meta:editing-duration>PT3M55S</meta:editing-duration>
    <meta:editing-cycles>1</meta:editing-cycles>
    <meta:document-statistic meta:table-count="0" meta:image-count="0" meta:object-count="0" meta:page-count="3" meta:paragraph-count="23" meta:word-count="458" meta:character-count="2933" meta:non-whitespace-character-count="2502"/>
    <meta:generator>LibreOffice/24.2.0.3$Linux_X86_64 LibreOffice_project/da48488a73ddd66ea24cf16bbc4f7b9c08e9bea1</meta:generator>
  </office:meta>
</office:document-meta>
</file>